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graphic" style:name="a854" style:parent-style-name="Graphics">
      <style:graphic-properties draw:fill="none" draw:stroke="non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 style:parent-style-name="Graphics">
      <style:graphic-properties draw:fill="none" draw:stroke="non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4" style:parent-style-name="Graphics">
      <style:graphic-properties draw:fill="none" draw:stroke="none"/>
    </style:style>
    <style:style style:family="graphic" style:name="a925" style:parent-style-name="Graphics">
      <style:graphic-properties draw:fill="none" draw:stroke="none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9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18" style:parent-style-name="Graphics">
      <style:graphic-properties draw:fill="none" draw:stroke="non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 style:parent-style-name="Graphics">
      <style:graphic-properties draw:fill="none" draw:stroke="non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 style:parent-style-name="Graphics">
      <style:graphic-properties draw:fill="none" draw:stroke="non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 style:parent-style-name="Graphics">
      <style:graphic-properties draw:fill="none" draw:stroke="non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4" style:parent-style-name="Graphics">
      <style:graphic-properties draw:fill="none" draw:stroke="none"/>
    </style:style>
    <style:style style:family="graphic" style:name="a765" style:parent-style-name="Graphics">
      <style:graphic-properties draw:fill="none" draw:stroke="non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36" style:parent-style-name="Graphics">
      <style:graphic-properties draw:fill="none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 style:parent-style-name="Graphics">
      <style:graphic-properties draw:fill="none" draw:stroke="non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8" style:parent-style-name="Graphics">
      <style:graphic-properties draw:fill="none" draw:stroke="non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 style:parent-style-name="Graphics">
      <style:graphic-properties draw:fill="none" draw:stroke="non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 style:parent-style-name="Graphics">
      <style:graphic-properties draw:fill="none" draw:stroke="non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 style:parent-style-name="Graphics">
      <style:graphic-properties draw:fill="none" draw:stroke="non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2" style:parent-style-name="Graphics">
      <style:graphic-properties draw:fill="none" draw:stroke="none"/>
    </style:style>
    <style:style style:family="graphic" style:name="a783" style:parent-style-name="Graphics">
      <style:graphic-properties draw:fill="none" draw:stroke="non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draw:stroke="none"/>
    </style:style>
    <style:style style:family="graphic" style:name="a801" style:parent-style-name="Graphics">
      <style:graphic-properties draw:fill="none" draw:stroke="non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43" draw:master-page-name="Master1-Layout1-title-Slajd-tytułowy" presentation:presentation-page-layout-name="Master1-PPL1" draw:id="Slide-256">
        <draw:frame draw:id="id69" presentation:style-name="a747" draw:name="Tytuł 1" svg:x="0.75in" svg:y="2.32986in" svg:width="8.5in" svg:height="1.60764in" presentation:class="title" presentation:placeholder="false">
          <draw:text-box>
            <text:p text:style-name="a746" text:class-names="" text:cond-style-name=""><text:span text:style-name="a744" text:class-names="">Blockly</text:span><text:span text:style-name="a745" text:class-names=""><text:s text:c="1"/>Animacja</text:span></text:p>
          </draw:text-box>
          <svg:title/>
          <svg:desc/>
        </draw:frame>
        <draw:frame draw:id="id70" presentation:style-name="a750" draw:name="Podtytuł 2" svg:x="1.5in" svg:y="4.25in" svg:width="7in" svg:height="1.91667in" presentation:class="subtitle" presentation:placeholder="false">
          <draw:text-box>
            <text:p text:style-name="a749" text:class-names="" text:cond-style-name=""><text:span text:style-name="a748" text:class-names="">Prezentacja rozwiązań</text:span></text:p>
          </draw:text-box>
          <svg:title/>
          <svg:desc/>
        </draw:frame>
      </draw:page>
      <draw:page draw:name="Slide2" draw:style-name="a751" draw:master-page-name="Master1-Layout2-obj-Tytuł-i-zawartość" presentation:presentation-page-layout-name="Master1-PPL2" draw:id="Slide-257">
        <draw:custom-shape svg:x="0in" svg:y="0in" svg:width="10in" svg:height="5in" draw:id="id71" draw:style-name="a754" draw:name="Rectangle 11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72" draw:style-name="a757" draw:name="Rounded Rectangle 26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73" draw:style-name="a760" draw:name="Rounded Rectangle 16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4" presentation:style-name="a763" draw:name="Tytuł 1" svg:x="1.25in" svg:y="5.07719in" svg:width="7.5in" svg:height="1.20281in" presentation:class="title" presentation:placeholder="false">
          <draw:text-box>
            <text:p text:style-name="a762" text:class-names="" text:cond-style-name=""><text:span text:style-name="a761" text:class-names="">Zadanie 1</text:span></text:p>
          </draw:text-box>
          <svg:title/>
          <svg:desc/>
        </draw:frame>
        <draw:frame draw:id="id75" draw:style-name="a764" draw:name="Obraz 2" svg:x="6.49226in" svg:y="0.35088in" svg:width="1.68804in" svg:height="4.29824in" style:rel-width="scale" style:rel-height="scale">
          <draw:image xlink:href="media/image1.png" xlink:type="simple" xlink:show="embed" xlink:actuate="onLoad"/>
          <svg:title/>
          <svg:desc/>
        </draw:frame>
        <draw:frame draw:id="id76" draw:style-name="a765" draw:name="Obraz 7" svg:x="0.49819in" svg:y="0.43229in" svg:width="4.13542in" svg:height="4.1354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2" draw:style-name="a766" draw:master-page-name="Master1-Layout2-obj-Tytuł-i-zawartość" presentation:presentation-page-layout-name="Master1-PPL2" draw:id="Slide-287">
        <draw:custom-shape svg:x="0in" svg:y="0in" svg:width="10in" svg:height="5in" draw:id="id77" draw:style-name="a769" draw:name="Rectangle 11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78" draw:style-name="a772" draw:name="Rounded Rectangle 26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79" draw:style-name="a775" draw:name="Rounded Rectangle 16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0" presentation:style-name="a781" draw:name="Tytuł 1" svg:x="1.25in" svg:y="5.07719in" svg:width="7.5in" svg:height="1.20281in" presentation:class="title" presentation:placeholder="false">
          <draw:text-box>
            <text:p text:style-name="a780" text:class-names="" text:cond-style-name=""><text:span text:style-name="a776" text:class-names="">Zadanie</text:span><text:span text:style-name="a777" text:class-names=""><text:s text:c="1"/></text:span><text:span text:style-name="a778" text:class-names="">2</text:span><text:span text:style-name="a779" text:class-names=""/></text:p>
          </draw:text-box>
          <svg:title/>
          <svg:desc/>
        </draw:frame>
        <draw:frame draw:id="id81" draw:style-name="a782" draw:name="Obraz 3" svg:x="6.34382in" svg:y="1.8125in" svg:width="2.17708in" svg:height="1.375in" style:rel-width="scale" style:rel-height="scale">
          <draw:image xlink:href="media/image3.png" xlink:type="simple" xlink:show="embed" xlink:actuate="onLoad"/>
          <svg:title/>
          <svg:desc/>
        </draw:frame>
        <draw:frame draw:id="id82" draw:style-name="a783" draw:name="Obraz 4" svg:x="0.5972in" svg:y="0.40669in" svg:width="3.93741in" svg:height="4.1866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3" draw:style-name="a784" draw:master-page-name="Master1-Layout2-obj-Tytuł-i-zawartość" presentation:presentation-page-layout-name="Master1-PPL2" draw:id="Slide-288">
        <draw:custom-shape svg:x="0in" svg:y="0in" svg:width="10in" svg:height="5in" draw:id="id83" draw:style-name="a787" draw:name="Rectangle 11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84" draw:style-name="a790" draw:name="Rounded Rectangle 26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85" draw:style-name="a793" draw:name="Rounded Rectangle 16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6" presentation:style-name="a799" draw:name="Tytuł 1" svg:x="1.25in" svg:y="5.07719in" svg:width="7.5in" svg:height="1.20281in" presentation:class="title" presentation:placeholder="false">
          <draw:text-box>
            <text:p text:style-name="a798" text:class-names="" text:cond-style-name=""><text:span text:style-name="a794" text:class-names="">Zadanie</text:span><text:span text:style-name="a795" text:class-names=""><text:s text:c="1"/></text:span><text:span text:style-name="a796" text:class-names="">3</text:span><text:span text:style-name="a797" text:class-names=""/></text:p>
          </draw:text-box>
          <svg:title/>
          <svg:desc/>
        </draw:frame>
        <draw:frame draw:id="id87" draw:style-name="a800" draw:name="Obraz 2" svg:x="5.67715in" svg:y="1.75521in" svg:width="3.51042in" svg:height="1.48958in" style:rel-width="scale" style:rel-height="scale">
          <draw:image xlink:href="media/image5.png" xlink:type="simple" xlink:show="embed" xlink:actuate="onLoad"/>
          <svg:title/>
          <svg:desc/>
        </draw:frame>
        <draw:frame draw:id="id88" draw:style-name="a801" draw:name="Obraz 5" svg:x="0.58052in" svg:y="0.38459in" svg:width="3.97076in" svg:height="4.2308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4" draw:style-name="a802" draw:master-page-name="Master1-Layout2-obj-Tytuł-i-zawartość" presentation:presentation-page-layout-name="Master1-PPL2" draw:id="Slide-289">
        <draw:custom-shape svg:x="0in" svg:y="0in" svg:width="10in" svg:height="5in" draw:id="id89" draw:style-name="a805" draw:name="Rectangle 11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90" draw:style-name="a808" draw:name="Rounded Rectangle 26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91" draw:style-name="a811" draw:name="Rounded Rectangle 16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2" presentation:style-name="a817" draw:name="Tytuł 1" svg:x="1.25in" svg:y="5.07719in" svg:width="7.5in" svg:height="1.20281in" presentation:class="title" presentation:placeholder="false">
          <draw:text-box>
            <text:p text:style-name="a816" text:class-names="" text:cond-style-name=""><text:span text:style-name="a812" text:class-names="">Zadanie</text:span><text:span text:style-name="a813" text:class-names=""><text:s text:c="1"/></text:span><text:span text:style-name="a814" text:class-names="">4</text:span><text:span text:style-name="a815" text:class-names=""/></text:p>
          </draw:text-box>
          <svg:title/>
          <svg:desc/>
        </draw:frame>
        <draw:frame draw:id="id93" draw:style-name="a818" draw:name="Obraz 3" svg:x="5.65111in" svg:y="0.46875in" svg:width="3.5625in" svg:height="4.0625in" style:rel-width="scale" style:rel-height="scale">
          <draw:image xlink:href="media/image7.png" xlink:type="simple" xlink:show="embed" xlink:actuate="onLoad"/>
          <svg:title/>
          <svg:desc/>
        </draw:frame>
        <draw:frame draw:id="id94" draw:style-name="a819" draw:name="Obraz 4" svg:x="0.59006in" svg:y="0.46875in" svg:width="3.8122in" svg:height="4.062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35" draw:style-name="a820" draw:master-page-name="Master1-Layout2-obj-Tytuł-i-zawartość" presentation:presentation-page-layout-name="Master1-PPL2" draw:id="Slide-290">
        <draw:custom-shape svg:x="0in" svg:y="0in" svg:width="10in" svg:height="5in" draw:id="id95" draw:style-name="a823" draw:name="Rectangle 11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96" draw:style-name="a826" draw:name="Rounded Rectangle 26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97" draw:style-name="a829" draw:name="Rounded Rectangle 16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8" presentation:style-name="a835" draw:name="Tytuł 1" svg:x="1.25in" svg:y="5.07719in" svg:width="7.5in" svg:height="1.20281in" presentation:class="title" presentation:placeholder="false">
          <draw:text-box>
            <text:p text:style-name="a834" text:class-names="" text:cond-style-name=""><text:span text:style-name="a830" text:class-names="">Zadanie</text:span><text:span text:style-name="a831" text:class-names=""><text:s text:c="1"/></text:span><text:span text:style-name="a832" text:class-names="">5</text:span><text:span text:style-name="a833" text:class-names=""/></text:p>
          </draw:text-box>
          <svg:title/>
          <svg:desc/>
        </draw:frame>
        <draw:frame draw:id="id99" draw:style-name="a836" draw:name="Obraz 2" svg:x="5.71882in" svg:y="1.02604in" svg:width="3.42708in" svg:height="2.94792in" style:rel-width="scale" style:rel-height="scale">
          <draw:image xlink:href="media/image9.png" xlink:type="simple" xlink:show="embed" xlink:actuate="onLoad"/>
          <svg:title/>
          <svg:desc/>
        </draw:frame>
        <draw:frame draw:id="id100" draw:style-name="a837" draw:name="Obraz 5" svg:x="0.67982in" svg:y="0.48499in" svg:width="3.77217in" svg:height="4.03001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6" draw:style-name="a838" draw:master-page-name="Master1-Layout2-obj-Tytuł-i-zawartość" presentation:presentation-page-layout-name="Master1-PPL2" draw:id="Slide-291">
        <draw:custom-shape svg:x="0in" svg:y="0in" svg:width="10in" svg:height="5in" draw:id="id101" draw:style-name="a841" draw:name="Rectangle 11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02" draw:style-name="a844" draw:name="Rounded Rectangle 26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03" draw:style-name="a847" draw:name="Rounded Rectangle 16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4" presentation:style-name="a853" draw:name="Tytuł 1" svg:x="1.25in" svg:y="5.07719in" svg:width="7.5in" svg:height="1.20281in" presentation:class="title" presentation:placeholder="false">
          <draw:text-box>
            <text:p text:style-name="a852" text:class-names="" text:cond-style-name=""><text:span text:style-name="a848" text:class-names="">Zadanie</text:span><text:span text:style-name="a849" text:class-names=""><text:s text:c="1"/></text:span><text:span text:style-name="a850" text:class-names="">6</text:span><text:span text:style-name="a851" text:class-names=""/></text:p>
          </draw:text-box>
          <svg:title/>
          <svg:desc/>
        </draw:frame>
        <draw:frame draw:id="id105" draw:style-name="a854" draw:name="Obraz 3" svg:x="5.25528in" svg:y="0.89062in" svg:width="4.35417in" svg:height="3.21875in" style:rel-width="scale" style:rel-height="scale">
          <draw:image xlink:href="media/image11.png" xlink:type="simple" xlink:show="embed" xlink:actuate="onLoad"/>
          <svg:title/>
          <svg:desc/>
        </draw:frame>
        <draw:frame draw:id="id106" draw:style-name="a855" draw:name="Obraz 4" svg:x="0.68568in" svg:y="0.4919in" svg:width="3.76045in" svg:height="4.01619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37" draw:style-name="a856" draw:master-page-name="Master1-Layout2-obj-Tytuł-i-zawartość" presentation:presentation-page-layout-name="Master1-PPL2" draw:id="Slide-292">
        <draw:custom-shape svg:x="0in" svg:y="0in" svg:width="10in" svg:height="5in" draw:id="id107" draw:style-name="a859" draw:name="Rectangle 11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08" draw:style-name="a862" draw:name="Rounded Rectangle 26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09" draw:style-name="a865" draw:name="Rounded Rectangle 16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0" presentation:style-name="a871" draw:name="Tytuł 1" svg:x="1.25in" svg:y="5.07719in" svg:width="7.5in" svg:height="1.20281in" presentation:class="title" presentation:placeholder="false">
          <draw:text-box>
            <text:p text:style-name="a870" text:class-names="" text:cond-style-name=""><text:span text:style-name="a866" text:class-names="">Zadanie</text:span><text:span text:style-name="a867" text:class-names=""><text:s text:c="1"/></text:span><text:span text:style-name="a868" text:class-names="">7</text:span><text:span text:style-name="a869" text:class-names=""/></text:p>
          </draw:text-box>
          <svg:title/>
          <svg:desc/>
        </draw:frame>
        <draw:frame draw:id="id111" draw:style-name="a872" draw:name="Obraz 2" svg:x="5.13021in" svg:y="1.89071in" svg:width="4.6043in" svg:height="1.21858in" style:rel-width="scale" style:rel-height="scale">
          <draw:image xlink:href="media/image13.png" xlink:type="simple" xlink:show="embed" xlink:actuate="onLoad"/>
          <svg:title/>
          <svg:desc/>
        </draw:frame>
        <draw:frame draw:id="id112" draw:style-name="a873" draw:name="Obraz 5" svg:x="0.75505in" svg:y="0.55126in" svg:width="3.62171in" svg:height="3.89748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38" draw:style-name="a874" draw:master-page-name="Master1-Layout2-obj-Tytuł-i-zawartość" presentation:presentation-page-layout-name="Master1-PPL2" draw:id="Slide-293">
        <draw:custom-shape svg:x="0in" svg:y="0in" svg:width="10in" svg:height="5in" draw:id="id113" draw:style-name="a877" draw:name="Rectangle 11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14" draw:style-name="a880" draw:name="Rounded Rectangle 26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15" draw:style-name="a883" draw:name="Rounded Rectangle 16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6" presentation:style-name="a889" draw:name="Tytuł 1" svg:x="1.25in" svg:y="5.07719in" svg:width="7.5in" svg:height="1.20281in" presentation:class="title" presentation:placeholder="false">
          <draw:text-box>
            <text:p text:style-name="a888" text:class-names="" text:cond-style-name=""><text:span text:style-name="a884" text:class-names="">Zadanie</text:span><text:span text:style-name="a885" text:class-names=""><text:s text:c="1"/></text:span><text:span text:style-name="a886" text:class-names="">8</text:span><text:span text:style-name="a887" text:class-names=""/></text:p>
          </draw:text-box>
          <svg:title/>
          <svg:desc/>
        </draw:frame>
        <draw:frame draw:id="id117" draw:style-name="a890" draw:name="Obraz 3" svg:x="5.19716in" svg:y="0.52482in" svg:width="4.47039in" svg:height="3.95036in" style:rel-width="scale" style:rel-height="scale">
          <draw:image xlink:href="media/image15.png" xlink:type="simple" xlink:show="embed" xlink:actuate="onLoad"/>
          <svg:title/>
          <svg:desc/>
        </draw:frame>
        <draw:frame draw:id="id118" draw:style-name="a891" draw:name="Obraz 4" svg:x="0.71213in" svg:y="0.52482in" svg:width="3.70755in" svg:height="3.95036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39" draw:style-name="a892" draw:master-page-name="Master1-Layout2-obj-Tytuł-i-zawartość" presentation:presentation-page-layout-name="Master1-PPL2" draw:id="Slide-294">
        <draw:custom-shape svg:x="0in" svg:y="0in" svg:width="10in" svg:height="5in" draw:id="id119" draw:style-name="a895" draw:name="Rectangle 11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20" draw:style-name="a898" draw:name="Rounded Rectangle 26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21" draw:style-name="a901" draw:name="Rounded Rectangle 16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2" presentation:style-name="a907" draw:name="Tytuł 1" svg:x="1.25in" svg:y="5.07719in" svg:width="7.5in" svg:height="1.20281in" presentation:class="title" presentation:placeholder="false">
          <draw:text-box>
            <text:p text:style-name="a906" text:class-names="" text:cond-style-name=""><text:span text:style-name="a902" text:class-names="">Zadanie</text:span><text:span text:style-name="a903" text:class-names=""><text:s text:c="1"/></text:span><text:span text:style-name="a904" text:class-names="">9</text:span><text:span text:style-name="a905" text:class-names=""/></text:p>
          </draw:text-box>
          <svg:title/>
          <svg:desc/>
        </draw:frame>
        <draw:frame draw:id="id123" draw:style-name="a908" draw:name="Obraz 2" svg:x="0.67504in" svg:y="0.48499in" svg:width="3.78172in" svg:height="4.03001in" style:rel-width="scale" style:rel-height="scale">
          <draw:image xlink:href="media/image17.png" xlink:type="simple" xlink:show="embed" xlink:actuate="onLoad"/>
          <svg:title/>
          <svg:desc/>
        </draw:frame>
        <draw:frame draw:id="id124" draw:style-name="a909" draw:name="Obraz 5" svg:x="6.1821in" svg:y="0.35088in" svg:width="2.50052in" svg:height="4.29824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40" draw:style-name="a910" draw:master-page-name="Master1-Layout2-obj-Tytuł-i-zawartość" presentation:presentation-page-layout-name="Master1-PPL2" draw:id="Slide-295">
        <draw:custom-shape svg:x="0in" svg:y="0in" svg:width="10in" svg:height="5in" draw:id="id125" draw:style-name="a913" draw:name="Rectangle 11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26" draw:style-name="a916" draw:name="Rounded Rectangle 26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27" draw:style-name="a919" draw:name="Rounded Rectangle 16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8" presentation:style-name="a923" draw:name="Tytuł 1" svg:x="1.25in" svg:y="5.07719in" svg:width="7.5in" svg:height="2.07193in" presentation:class="title" presentation:placeholder="false">
          <draw:text-box>
            <text:p text:style-name="a922" text:class-names="" text:cond-style-name=""><text:span text:style-name="a920" text:class-names="">Zadanie 9<text:line-break/>Animacja koła</text:span><text:span text:style-name="a921" text:class-names=""/></text:p>
          </draw:text-box>
          <svg:title/>
          <svg:desc/>
        </draw:frame>
        <draw:frame draw:id="id129" draw:style-name="a924" draw:name="Obraz 2" svg:x="0.67504in" svg:y="0.48499in" svg:width="3.78172in" svg:height="4.03001in" style:rel-width="scale" style:rel-height="scale">
          <draw:image xlink:href="media/image17.png" xlink:type="simple" xlink:show="embed" xlink:actuate="onLoad"/>
          <svg:title/>
          <svg:desc/>
        </draw:frame>
        <draw:frame draw:id="id130" draw:style-name="a925" draw:name="Obraz 3" svg:x="5.13021in" svg:y="0.52482in" svg:width="4.52938in" svg:height="3.95036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31" draw:style-name="a926" draw:master-page-name="Master1-Layout2-obj-Tytuł-i-zawartość" presentation:presentation-page-layout-name="Master1-PPL2" draw:id="Slide-286">
        <draw:frame draw:id="id131" presentation:style-name="a929" draw:name="Tytuł 1" svg:x="0.5in" svg:y="0.30035in" svg:width="9in" svg:height="1.25in" presentation:class="title" presentation:placeholder="false">
          <draw:text-box>
            <text:p text:style-name="a928" text:class-names="" text:cond-style-name=""><text:span text:style-name="a927" text:class-names="">Źródła</text:span></text:p>
          </draw:text-box>
          <svg:title/>
          <svg:desc/>
        </draw:frame>
        <draw:frame draw:id="id132" presentation:style-name="a934" draw:name="Symbol zastępczy zawartości 2" svg:x="0.5in" svg:y="1.75in" svg:width="9in" svg:height="4.94965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0" text:class-names=""><text:a xlink:href="https://blockly-games.appspot.com/movie" text:style-name="" text:visited-style-name="">https://blockly-games.appspot.com/movie</text:a></text:span><text:span text:style-name="a93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ytuł i zawartość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Nagłówek sekcj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wa elementy zawartości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ównanie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ylko tytuł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usty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Zawartość z podpis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az z podpis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ytuł i tekst pionowy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ytuł pionowy i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Kliknij, aby edytować styl wzorca tytułu</text:span></text:p>
        </draw:text-box>
        <svg:title/>
        <svg:desc/>
      </draw:frame>
      <draw:frame draw:id="id1" presentation:style-name="a19" draw:name="Symbol zastępczy tekstu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.05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Symbol zastępczy nagłówka 1" svg:x="0in" svg:y="0in" svg:width="3.25in" svg:height="0.5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Symbol zastępczy daty 2" svg:x="4.24826in" svg:y="0in" svg:width="3.25in" svg:height="0.5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1.05.2018</text:date></text:span><text:span text:style-name="a3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0" draw:name="Symbol zastępczy obrazu slajdu 3">
          <svg:title/>
          <svg:desc/>
        </draw:page-thumbnail>
        <draw:frame draw:id="id8" presentation:style-name="a55" draw:name="Symbol zastępczy notatek 4" svg:x="0.75in" svg:y="4.75in" svg:width="6in" svg:height="4.5in" presentation:class="notes" presentation:placeholder="false">
          <draw:text-box>
            <text:p text:style-name="a42" text:class-names="" text:cond-style-name=""><text:span text:style-name="a41" text:class-names="">Kliknij, aby edytować style wzorca tekstu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rugi poziom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Symbol zastępczy stopki 5" svg:x="0in" svg:y="9.49826in" svg:width="3.25in" svg:height="0.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ymbol zastępczy numeru slajdu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4">
      <draw:frame draw:id="id11" presentation:style-name="a67" draw:name="Tytuł 1" svg:x="0.75in" svg:y="2.32986in" svg:width="8.5in" svg:height="1.60764in" presentation:class="title" presentation:placeholder="false">
        <draw:text-box>
          <text:p text:style-name="a66" text:class-names="" text:cond-style-name=""><text:span text:style-name="a65" text:class-names="">Kliknij, aby edytować styl wzorca tytułu</text:span></text:p>
        </draw:text-box>
        <svg:title/>
        <svg:desc/>
      </draw:frame>
      <draw:frame draw:id="id12" presentation:style-name="a70" draw:name="Podtytuł 2" svg:x="1.5in" svg:y="4.25in" svg:width="7in" svg:height="1.91667in" presentation:class="subtitle" presentation:placeholder="false">
        <draw:text-box>
          <text:p text:style-name="a69" text:class-names="" text:cond-style-name=""><text:span text:style-name="a68" text:class-names="">Kliknij, aby edytować styl wzorca podtytułu</text:span></text:p>
        </draw:text-box>
        <svg:title/>
        <svg:desc/>
      </draw:frame>
      <draw:frame draw:id="id13" presentation:style-name="a75" draw:name="Symbol zastępczy daty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.05.2018</text:date></text:span><text:span text:style-name="a73" text:class-names=""/></text:p>
        </draw:text-box>
        <svg:title/>
        <svg:desc/>
      </draw:frame>
      <draw:frame draw:id="id14" presentation:style-name="a78" draw:name="Symbol zastępczy stopki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ymbol zastępczy numeru slajdu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Symbol zastępczy nagłówka 1" svg:x="0in" svg:y="0in" svg:width="3.25in" svg:height="0.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Symbol zastępczy daty 2" svg:x="4.24826in" svg:y="0in" svg:width="3.25in" svg:height="0.5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1.05.2018</text:date></text:span><text:span text:style-name="a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1" draw:name="Symbol zastępczy obrazu slajdu 3">
          <svg:title/>
          <svg:desc/>
        </draw:page-thumbnail>
        <draw:frame draw:id="id8" presentation:style-name="a106" draw:name="Symbol zastępczy notatek 4" svg:x="0.75in" svg:y="4.75in" svg:width="6in" svg:height="4.5in" presentation:class="notes" presentation:placeholder="false">
          <draw:text-box>
            <text:p text:style-name="a93" text:class-names="" text:cond-style-name=""><text:span text:style-name="a92" text:class-names="">Kliknij, aby edytować style wzorca tekstu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rugi poziom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Symbol zastępczy stopki 5" svg:x="0in" svg:y="9.49826in" svg:width="3.25in" svg:height="0.5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ymbol zastępczy numeru slajdu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5">
      <draw:frame draw:id="id16" presentation:style-name="a118" draw:name="Tytuł 1" svg:x="0.5in" svg:y="0.30035in" svg:width="9in" svg:height="1.25in" presentation:class="title" presentation:placeholder="false">
        <draw:text-box>
          <text:p text:style-name="a117" text:class-names="" text:cond-style-name=""><text:span text:style-name="a116" text:class-names="">Kliknij, aby edytować styl wzorca tytułu</text:span></text:p>
        </draw:text-box>
        <svg:title/>
        <svg:desc/>
      </draw:frame>
      <draw:frame draw:id="id17" presentation:style-name="a134" draw:name="Symbol zastępczy zawartości 2" svg:x="0.5in" svg:y="1.75in" svg:width="9in" svg:height="4.94965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Kliknij, aby edytować style wzorca tekstu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Drugi poziom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Symbol zastępczy daty 3" svg:x="0.5in" svg:y="6.95139in" svg:width="2.3333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1.05.2018</text:date></text:span><text:span text:style-name="a137" text:class-names=""/></text:p>
        </draw:text-box>
        <svg:title/>
        <svg:desc/>
      </draw:frame>
      <draw:frame draw:id="id19" presentation:style-name="a142" draw:name="Symbol zastępczy stopki 4" svg:x="3.41667in" svg:y="6.95139in" svg:width="3.16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ymbol zastępczy numeru slajdu 5" svg:x="7.16667in" svg:y="6.95139in" svg:width="2.3333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Symbol zastępczy nagłówka 1" svg:x="0in" svg:y="0in" svg:width="3.25in" svg:height="0.5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Symbol zastępczy daty 2" svg:x="4.24826in" svg:y="0in" svg:width="3.25in" svg:height="0.5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11.05.2018</text:date></text:span><text:span text:style-name="a1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55" draw:name="Symbol zastępczy obrazu slajdu 3">
          <svg:title/>
          <svg:desc/>
        </draw:page-thumbnail>
        <draw:frame draw:id="id8" presentation:style-name="a170" draw:name="Symbol zastępczy notatek 4" svg:x="0.75in" svg:y="4.75in" svg:width="6in" svg:height="4.5in" presentation:class="notes" presentation:placeholder="false">
          <draw:text-box>
            <text:p text:style-name="a157" text:class-names="" text:cond-style-name=""><text:span text:style-name="a156" text:class-names="">Kliknij, aby edytować style wzorca tekstu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rugi poziom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Symbol zastępczy stopki 5" svg:x="0in" svg:y="9.49826in" svg:width="3.25in" svg:height="0.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Symbol zastępczy numeru slajdu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9">
      <draw:frame draw:id="id21" presentation:style-name="a182" draw:name="Tytuł 1" svg:x="0.78993in" svg:y="4.81944in" svg:width="8.5in" svg:height="1.48958in" presentation:class="title" presentation:placeholder="false">
        <draw:text-box>
          <text:p text:style-name="a181" text:class-names="" text:cond-style-name=""><text:span text:style-name="a180" text:class-names="">Kliknij, aby edytować styl wzorca tytułu</text:span></text:p>
        </draw:text-box>
        <svg:title/>
        <svg:desc/>
      </draw:frame>
      <draw:frame draw:id="id22" presentation:style-name="a186" draw:name="Symbol zastępczy tekstu 2" svg:x="0.78993in" svg:y="3.17882in" svg:width="8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91" draw:name="Symbol zastępczy daty 3" svg:x="0.5in" svg:y="6.95139in" svg:width="2.3333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11.05.2018</text:date></text:span><text:span text:style-name="a189" text:class-names=""/></text:p>
        </draw:text-box>
        <svg:title/>
        <svg:desc/>
      </draw:frame>
      <draw:frame draw:id="id24" presentation:style-name="a194" draw:name="Symbol zastępczy stopki 4" svg:x="3.41667in" svg:y="6.95139in" svg:width="3.16667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ymbol zastępczy numeru slajdu 5" svg:x="7.16667in" svg:y="6.95139in" svg:width="2.3333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Symbol zastępczy nagłówka 1" svg:x="0in" svg:y="0in" svg:width="3.25in" svg:height="0.5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Symbol zastępczy daty 2" svg:x="4.24826in" svg:y="0in" svg:width="3.25in" svg:height="0.5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11.05.2018</text:date></text:span><text:span text:style-name="a20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07" draw:name="Symbol zastępczy obrazu slajdu 3">
          <svg:title/>
          <svg:desc/>
        </draw:page-thumbnail>
        <draw:frame draw:id="id8" presentation:style-name="a222" draw:name="Symbol zastępczy notatek 4" svg:x="0.75in" svg:y="4.75in" svg:width="6in" svg:height="4.5in" presentation:class="notes" presentation:placeholder="false">
          <draw:text-box>
            <text:p text:style-name="a209" text:class-names="" text:cond-style-name=""><text:span text:style-name="a208" text:class-names="">Kliknij, aby edytować style wzorca tekstu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rugi poziom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Symbol zastępczy stopki 5" svg:x="0in" svg:y="9.49826in" svg:width="3.25in" svg:height="0.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Symbol zastępczy numeru slajdu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31">
      <draw:frame draw:id="id26" presentation:style-name="a234" draw:name="Tytuł 1" svg:x="0.5in" svg:y="0.30035in" svg:width="9in" svg:height="1.25in" presentation:class="title" presentation:placeholder="false">
        <draw:text-box>
          <text:p text:style-name="a233" text:class-names="" text:cond-style-name=""><text:span text:style-name="a232" text:class-names="">Kliknij, aby edytować styl wzorca tytułu</text:span></text:p>
        </draw:text-box>
        <svg:title/>
        <svg:desc/>
      </draw:frame>
      <draw:frame draw:id="id27" presentation:style-name="a250" draw:name="Symbol zastępczy zawartości 2" svg:x="0.5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Symbol zastępczy zawartości 3" svg:x="5.08333in" svg:y="1.75in" svg:width="4.41667in" svg:height="4.94965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Kliknij, aby edytować style wzorca tekstu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rugi poziom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Symbol zastępczy daty 4" svg:x="0.5in" svg:y="6.95139in" svg:width="2.3333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11.05.2018</text:date></text:span><text:span text:style-name="a269" text:class-names=""/></text:p>
        </draw:text-box>
        <svg:title/>
        <svg:desc/>
      </draw:frame>
      <draw:frame draw:id="id30" presentation:style-name="a274" draw:name="Symbol zastępczy stopki 5" svg:x="3.41667in" svg:y="6.95139in" svg:width="3.16667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ymbol zastępczy numeru slajdu 6" svg:x="7.16667in" svg:y="6.95139in" svg:width="2.3333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Symbol zastępczy nagłówka 1" svg:x="0in" svg:y="0in" svg:width="3.25in" svg:height="0.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Symbol zastępczy daty 2" svg:x="4.24826in" svg:y="0in" svg:width="3.25in" svg:height="0.5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11.05.2018</text:date></text:span><text:span text:style-name="a28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87" draw:name="Symbol zastępczy obrazu slajdu 3">
          <svg:title/>
          <svg:desc/>
        </draw:page-thumbnail>
        <draw:frame draw:id="id8" presentation:style-name="a302" draw:name="Symbol zastępczy notatek 4" svg:x="0.75in" svg:y="4.75in" svg:width="6in" svg:height="4.5in" presentation:class="notes" presentation:placeholder="false">
          <draw:text-box>
            <text:p text:style-name="a289" text:class-names="" text:cond-style-name=""><text:span text:style-name="a288" text:class-names="">Kliknij, aby edytować style wzorca tekstu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rugi poziom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Symbol zastępczy stopki 5" svg:x="0in" svg:y="9.49826in" svg:width="3.25in" svg:height="0.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Symbol zastępczy numeru slajdu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11">
      <draw:frame draw:id="id32" presentation:style-name="a314" draw:name="Tytuł 1" svg:x="0.5in" svg:y="0.30035in" svg:width="9in" svg:height="1.25in" presentation:class="title" presentation:placeholder="false">
        <draw:text-box>
          <text:p text:style-name="a313" text:class-names="" text:cond-style-name=""><text:span text:style-name="a312" text:class-names="">Kliknij, aby edytować styl wzorca tytułu</text:span></text:p>
        </draw:text-box>
        <svg:title/>
        <svg:desc/>
      </draw:frame>
      <draw:frame draw:id="id33" presentation:style-name="a318" draw:name="Symbol zastępczy tekstu 2" svg:x="0.5in" svg:y="1.67882in" svg:width="4.418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34" draw:name="Symbol zastępczy zawartości 3" svg:x="0.5in" svg:y="2.37847in" svg:width="4.418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nij, aby edytować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Symbol zastępczy tekstu 4" svg:x="5.07986in" svg:y="1.67882in" svg:width="4.42014in" svg:height="0.69965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54" draw:name="Symbol zastępczy zawartości 5" svg:x="5.07986in" svg:y="2.37847in" svg:width="4.42014in" svg:height="4.32118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Kliknij, aby edytować style wzorca tekstu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Drugi poziom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Symbol zastępczy daty 6" svg:x="0.5in" svg:y="6.95139in" svg:width="2.3333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11.05.2018</text:date></text:span><text:span text:style-name="a357" text:class-names=""/></text:p>
        </draw:text-box>
        <svg:title/>
        <svg:desc/>
      </draw:frame>
      <draw:frame draw:id="id38" presentation:style-name="a362" draw:name="Symbol zastępczy stopki 7" svg:x="3.41667in" svg:y="6.95139in" svg:width="3.16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ymbol zastępczy numeru slajdu 8" svg:x="7.16667in" svg:y="6.95139in" svg:width="2.3333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Symbol zastępczy nagłówka 1" svg:x="0in" svg:y="0in" svg:width="3.25in" svg:height="0.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Symbol zastępczy daty 2" svg:x="4.24826in" svg:y="0in" svg:width="3.25in" svg:height="0.5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11.05.2018</text:date></text:span><text:span text:style-name="a37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75" draw:name="Symbol zastępczy obrazu slajdu 3">
          <svg:title/>
          <svg:desc/>
        </draw:page-thumbnail>
        <draw:frame draw:id="id8" presentation:style-name="a390" draw:name="Symbol zastępczy notatek 4" svg:x="0.75in" svg:y="4.75in" svg:width="6in" svg:height="4.5in" presentation:class="notes" presentation:placeholder="false">
          <draw:text-box>
            <text:p text:style-name="a377" text:class-names="" text:cond-style-name=""><text:span text:style-name="a376" text:class-names="">Kliknij, aby edytować style wzorca tekstu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rugi poziom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Symbol zastępczy stopki 5" svg:x="0in" svg:y="9.49826in" svg:width="3.25in" svg:height="0.5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Symbol zastępczy numeru slajdu 6" svg:x="4.24826in" svg:y="9.49826in" svg:width="3.25in" svg:height="0.5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99">
      <draw:frame draw:id="id40" presentation:style-name="a402" draw:name="Tytuł 1" svg:x="0.5in" svg:y="0.30035in" svg:width="9in" svg:height="1.25in" presentation:class="title" presentation:placeholder="false">
        <draw:text-box>
          <text:p text:style-name="a401" text:class-names="" text:cond-style-name=""><text:span text:style-name="a400" text:class-names="">Kliknij, aby edytować styl wzorca tytułu</text:span></text:p>
        </draw:text-box>
        <svg:title/>
        <svg:desc/>
      </draw:frame>
      <draw:frame draw:id="id41" presentation:style-name="a407" draw:name="Symbol zastępczy daty 2" svg:x="0.5in" svg:y="6.95139in" svg:width="2.3333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11.05.2018</text:date></text:span><text:span text:style-name="a405" text:class-names=""/></text:p>
        </draw:text-box>
        <svg:title/>
        <svg:desc/>
      </draw:frame>
      <draw:frame draw:id="id42" presentation:style-name="a410" draw:name="Symbol zastępczy stopki 3" svg:x="3.41667in" svg:y="6.95139in" svg:width="3.16667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ymbol zastępczy numeru slajdu 4" svg:x="7.16667in" svg:y="6.95139in" svg:width="2.3333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Symbol zastępczy nagłówka 1" svg:x="0in" svg:y="0in" svg:width="3.25in" svg:height="0.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Symbol zastępczy daty 2" svg:x="4.24826in" svg:y="0in" svg:width="3.25in" svg:height="0.5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11.05.2018</text:date></text:span><text:span text:style-name="a42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3" draw:name="Symbol zastępczy obrazu slajdu 3">
          <svg:title/>
          <svg:desc/>
        </draw:page-thumbnail>
        <draw:frame draw:id="id8" presentation:style-name="a438" draw:name="Symbol zastępczy notatek 4" svg:x="0.75in" svg:y="4.75in" svg:width="6in" svg:height="4.5in" presentation:class="notes" presentation:placeholder="false">
          <draw:text-box>
            <text:p text:style-name="a425" text:class-names="" text:cond-style-name=""><text:span text:style-name="a424" text:class-names="">Kliknij, aby edytować style wzorca tekstu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rugi poziom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Symbol zastępczy stopki 5" svg:x="0in" svg:y="9.49826in" svg:width="3.25in" svg:height="0.5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Symbol zastępczy numeru slajdu 6" svg:x="4.24826in" svg:y="9.49826in" svg:width="3.25in" svg:height="0.5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47">
      <draw:frame draw:id="id44" presentation:style-name="a452" draw:name="Symbol zastępczy daty 1" svg:x="0.5in" svg:y="6.95139in" svg:width="2.3333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11.05.2018</text:date></text:span><text:span text:style-name="a450" text:class-names=""/></text:p>
        </draw:text-box>
        <svg:title/>
        <svg:desc/>
      </draw:frame>
      <draw:frame draw:id="id45" presentation:style-name="a455" draw:name="Symbol zastępczy stopki 2" svg:x="3.41667in" svg:y="6.95139in" svg:width="3.16667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ymbol zastępczy numeru slajdu 3" svg:x="7.16667in" svg:y="6.95139in" svg:width="2.3333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Symbol zastępczy nagłówka 1" svg:x="0in" svg:y="0in" svg:width="3.25in" svg:height="0.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Symbol zastępczy daty 2" svg:x="4.24826in" svg:y="0in" svg:width="3.25in" svg:height="0.5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11.05.2018</text:date></text:span><text:span text:style-name="a465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68" draw:name="Symbol zastępczy obrazu slajdu 3">
          <svg:title/>
          <svg:desc/>
        </draw:page-thumbnail>
        <draw:frame draw:id="id8" presentation:style-name="a483" draw:name="Symbol zastępczy notatek 4" svg:x="0.75in" svg:y="4.75in" svg:width="6in" svg:height="4.5in" presentation:class="notes" presentation:placeholder="false">
          <draw:text-box>
            <text:p text:style-name="a470" text:class-names="" text:cond-style-name=""><text:span text:style-name="a469" text:class-names="">Kliknij, aby edytować style wzorca tekstu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rugi poziom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Symbol zastępczy stopki 5" svg:x="0in" svg:y="9.49826in" svg:width="3.25in" svg:height="0.5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Symbol zastępczy numeru slajdu 6" svg:x="4.24826in" svg:y="9.49826in" svg:width="3.25in" svg:height="0.5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92">
      <draw:frame draw:id="id47" presentation:style-name="a495" draw:name="Tytuł 1" svg:x="0.5in" svg:y="0.29861in" svg:width="3.28993in" svg:height="1.27083in" presentation:class="title" presentation:placeholder="false">
        <draw:text-box>
          <text:p text:style-name="a494" text:class-names="" text:cond-style-name=""><text:span text:style-name="a493" text:class-names="">Kliknij, aby edytować styl wzorca tytułu</text:span></text:p>
        </draw:text-box>
        <svg:title/>
        <svg:desc/>
      </draw:frame>
      <draw:frame draw:id="id48" presentation:style-name="a511" draw:name="Symbol zastępczy zawartości 2" svg:x="3.90972in" svg:y="0.29861in" svg:width="5.59028in" svg:height="6.40104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Drugi poziom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Symbol zastępczy tekstu 3" svg:x="0.5in" svg:y="1.56944in" svg:width="3.28993in" svg:height="5.1302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20" draw:name="Symbol zastępczy daty 4" svg:x="0.5in" svg:y="6.95139in" svg:width="2.3333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11.05.2018</text:date></text:span><text:span text:style-name="a518" text:class-names=""/></text:p>
        </draw:text-box>
        <svg:title/>
        <svg:desc/>
      </draw:frame>
      <draw:frame draw:id="id51" presentation:style-name="a523" draw:name="Symbol zastępczy stopki 5" svg:x="3.41667in" svg:y="6.95139in" svg:width="3.16667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ymbol zastępczy numeru slajdu 6" svg:x="7.16667in" svg:y="6.95139in" svg:width="2.3333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Symbol zastępczy nagłówka 1" svg:x="0in" svg:y="0in" svg:width="3.25in" svg:height="0.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Symbol zastępczy daty 2" svg:x="4.24826in" svg:y="0in" svg:width="3.25in" svg:height="0.5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11.05.2018</text:date></text:span><text:span text:style-name="a53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36" draw:name="Symbol zastępczy obrazu slajdu 3">
          <svg:title/>
          <svg:desc/>
        </draw:page-thumbnail>
        <draw:frame draw:id="id8" presentation:style-name="a551" draw:name="Symbol zastępczy notatek 4" svg:x="0.75in" svg:y="4.75in" svg:width="6in" svg:height="4.5in" presentation:class="notes" presentation:placeholder="false">
          <draw:text-box>
            <text:p text:style-name="a538" text:class-names="" text:cond-style-name=""><text:span text:style-name="a537" text:class-names="">Kliknij, aby edytować style wzorca tekstu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rugi poziom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Symbol zastępczy stopki 5" svg:x="0in" svg:y="9.49826in" svg:width="3.25in" svg:height="0.5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Symbol zastępczy numeru slajdu 6" svg:x="4.24826in" svg:y="9.49826in" svg:width="3.25in" svg:height="0.5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60">
      <draw:frame draw:id="id53" presentation:style-name="a563" draw:name="Tytuł 1" svg:x="1.96007in" svg:y="5.25in" svg:width="6in" svg:height="0.61979in" presentation:class="title" presentation:placeholder="false">
        <draw:text-box>
          <text:p text:style-name="a562" text:class-names="" text:cond-style-name=""><text:span text:style-name="a561" text:class-names="">Kliknij, aby edytować styl wzorca tytułu</text:span></text:p>
        </draw:text-box>
        <svg:title/>
        <svg:desc/>
      </draw:frame>
      <draw:frame draw:id="id54" presentation:style-name="a566" draw:name="Symbol zastępczy obrazu 2" svg:x="1.96007in" svg:y="0.67014in" svg:width="6in" svg:height="4.5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Symbol zastępczy tekstu 3" svg:x="1.96007in" svg:y="5.86979in" svg:width="6in" svg:height="0.88021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75" draw:name="Symbol zastępczy daty 4" svg:x="0.5in" svg:y="6.95139in" svg:width="2.3333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11.05.2018</text:date></text:span><text:span text:style-name="a573" text:class-names=""/></text:p>
        </draw:text-box>
        <svg:title/>
        <svg:desc/>
      </draw:frame>
      <draw:frame draw:id="id57" presentation:style-name="a578" draw:name="Symbol zastępczy stopki 5" svg:x="3.41667in" svg:y="6.95139in" svg:width="3.16667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ymbol zastępczy numeru slajdu 6" svg:x="7.16667in" svg:y="6.95139in" svg:width="2.3333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Symbol zastępczy nagłówka 1" svg:x="0in" svg:y="0in" svg:width="3.25in" svg:height="0.5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Symbol zastępczy daty 2" svg:x="4.24826in" svg:y="0in" svg:width="3.25in" svg:height="0.5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11.05.2018</text:date></text:span><text:span text:style-name="a5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91" draw:name="Symbol zastępczy obrazu slajdu 3">
          <svg:title/>
          <svg:desc/>
        </draw:page-thumbnail>
        <draw:frame draw:id="id8" presentation:style-name="a606" draw:name="Symbol zastępczy notatek 4" svg:x="0.75in" svg:y="4.75in" svg:width="6in" svg:height="4.5in" presentation:class="notes" presentation:placeholder="false">
          <draw:text-box>
            <text:p text:style-name="a593" text:class-names="" text:cond-style-name=""><text:span text:style-name="a592" text:class-names="">Kliknij, aby edytować style wzorca tekstu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rugi poziom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Symbol zastępczy stopki 5" svg:x="0in" svg:y="9.49826in" svg:width="3.25in" svg:height="0.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ymbol zastępczy numeru slajdu 6" svg:x="4.24826in" svg:y="9.49826in" svg:width="3.25in" svg:height="0.5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615">
      <draw:frame draw:id="id59" presentation:style-name="a618" draw:name="Tytuł 1" svg:x="0.5in" svg:y="0.30035in" svg:width="9in" svg:height="1.25in" presentation:class="title" presentation:placeholder="false">
        <draw:text-box>
          <text:p text:style-name="a617" text:class-names="" text:cond-style-name=""><text:span text:style-name="a616" text:class-names="">Kliknij, aby edytować styl wzorca tytułu</text:span></text:p>
        </draw:text-box>
        <svg:title/>
        <svg:desc/>
      </draw:frame>
      <draw:frame draw:id="id60" presentation:style-name="a634" draw:name="Symbol zastępczy tytułu pionowego 2" svg:x="0.5in" svg:y="1.75in" svg:width="9in" svg:height="4.94965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Kliknij, aby edytować style wzorca tekstu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Drugi poziom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Symbol zastępczy daty 3" svg:x="0.5in" svg:y="6.95139in" svg:width="2.3333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11.05.2018</text:date></text:span><text:span text:style-name="a637" text:class-names=""/></text:p>
        </draw:text-box>
        <svg:title/>
        <svg:desc/>
      </draw:frame>
      <draw:frame draw:id="id62" presentation:style-name="a642" draw:name="Symbol zastępczy stopki 4" svg:x="3.41667in" svg:y="6.95139in" svg:width="3.16667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ymbol zastępczy numeru slajdu 5" svg:x="7.16667in" svg:y="6.95139in" svg:width="2.3333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Symbol zastępczy nagłówka 1" svg:x="0in" svg:y="0in" svg:width="3.25in" svg:height="0.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Symbol zastępczy daty 2" svg:x="4.24826in" svg:y="0in" svg:width="3.25in" svg:height="0.5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11.05.2018</text:date></text:span><text:span text:style-name="a6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55" draw:name="Symbol zastępczy obrazu slajdu 3">
          <svg:title/>
          <svg:desc/>
        </draw:page-thumbnail>
        <draw:frame draw:id="id8" presentation:style-name="a670" draw:name="Symbol zastępczy notatek 4" svg:x="0.75in" svg:y="4.75in" svg:width="6in" svg:height="4.5in" presentation:class="notes" presentation:placeholder="false">
          <draw:text-box>
            <text:p text:style-name="a657" text:class-names="" text:cond-style-name=""><text:span text:style-name="a656" text:class-names="">Kliknij, aby edytować style wzorca tekstu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rugi poziom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Symbol zastępczy stopki 5" svg:x="0in" svg:y="9.49826in" svg:width="3.25in" svg:height="0.5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Symbol zastępczy numeru slajdu 6" svg:x="4.24826in" svg:y="9.49826in" svg:width="3.25in" svg:height="0.5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79">
      <draw:frame draw:id="id64" presentation:style-name="a682" draw:name="Tytuł pionowy 1" svg:x="7.25in" svg:y="0.30035in" svg:width="2.25in" svg:height="6.39931in" presentation:class="title" presentation:placeholder="false">
        <draw:text-box>
          <text:p text:style-name="a681" text:class-names="" text:cond-style-name=""><text:span text:style-name="a680" text:class-names="">Kliknij, aby edytować styl wzorca tytułu</text:span></text:p>
        </draw:text-box>
        <svg:title/>
        <svg:desc/>
      </draw:frame>
      <draw:frame draw:id="id65" presentation:style-name="a698" draw:name="Symbol zastępczy tytułu pionowego 2" svg:x="0.5in" svg:y="0.30035in" svg:width="6.58333in" svg:height="6.39931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Kliknij, aby edytować style wzorca tekstu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Drugi poziom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Symbol zastępczy daty 3" svg:x="0.5in" svg:y="6.95139in" svg:width="2.3333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11.05.2018</text:date></text:span><text:span text:style-name="a701" text:class-names=""/></text:p>
        </draw:text-box>
        <svg:title/>
        <svg:desc/>
      </draw:frame>
      <draw:frame draw:id="id67" presentation:style-name="a706" draw:name="Symbol zastępczy stopki 4" svg:x="3.41667in" svg:y="6.95139in" svg:width="3.16667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ymbol zastępczy numeru slajdu 5" svg:x="7.16667in" svg:y="6.95139in" svg:width="2.3333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Symbol zastępczy nagłówka 1" svg:x="0in" svg:y="0in" svg:width="3.25in" svg:height="0.5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Symbol zastępczy daty 2" svg:x="4.24826in" svg:y="0in" svg:width="3.25in" svg:height="0.5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11.05.2018</text:date></text:span><text:span text:style-name="a71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19" draw:name="Symbol zastępczy obrazu slajdu 3">
          <svg:title/>
          <svg:desc/>
        </draw:page-thumbnail>
        <draw:frame draw:id="id8" presentation:style-name="a734" draw:name="Symbol zastępczy notatek 4" svg:x="0.75in" svg:y="4.75in" svg:width="6in" svg:height="4.5in" presentation:class="notes" presentation:placeholder="false">
          <draw:text-box>
            <text:p text:style-name="a721" text:class-names="" text:cond-style-name=""><text:span text:style-name="a720" text:class-names="">Kliknij, aby edytować style wzorca tekstu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rugi poziom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Symbol zastępczy stopki 5" svg:x="0in" svg:y="9.49826in" svg:width="3.25in" svg:height="0.5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ymbol zastępczy numeru slajdu 6" svg:x="4.24826in" svg:y="9.49826in" svg:width="3.25in" svg:height="0.5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ajd 1</dc:title>
    <meta:initial-creator>Krzysztof Skowronek</meta:initial-creator>
    <dc:creator>Damian Kurpiewski</dc:creator>
    <meta:creation-date>2017-06-06T12:33:28Z</meta:creation-date>
    <dc:date>2018-11-10T18:24:48Z</dc:date>
    <meta:editing-cycles>42</meta:editing-cycles>
    <meta:editing-duration>PT18601S</meta:editing-duration>
    <meta:document-statistic meta:paragraph-count="14" meta:word-count="34"/>
  </office:meta>
</office:document-meta>
</file>